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image/png"/>
  <manifest:file-entry manifest:full-path="Pictures/100000000000011F00000067397EEB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able_20_Contents">
      <style:paragraph-properties fo:margin-left="0.199cm" fo:margin-right="0cm" fo:text-align="center" style:justify-single-word="false" fo:text-indent="0cm" style:auto-text-indent="false"/>
    </style:style>
    <style:style style:name="P15" style:family="paragraph" style:parent-style-name="Text_20_body">
      <style:text-properties fo:font-size="2pt" style:font-size-asian="1.75pt" style:font-size-complex="2pt"/>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style style:name="P18" style:family="paragraph" style:parent-style-name="Text_20_body" style:list-style-name="L8"/>
    <style:style style:name="P19" style:family="paragraph" style:parent-style-name="Text_20_body">
      <style:text-properties fo:color="#b80047"/>
    </style:style>
    <style:style style:name="P20" style:family="paragraph" style:parent-style-name="Text_20_body" style:list-style-name="L9"/>
    <style:style style:name="P21" style:family="paragraph" style:parent-style-name="Text_20_body" style:list-style-name="L9">
      <style:paragraph-properties>
        <style:tab-stops/>
      </style:paragraph-properties>
    </style:style>
    <style:style style:name="P22" style:family="paragraph" style:parent-style-name="Text_20_body" style:list-style-name="L9">
      <style:paragraph-properties fo:margin-left="0.026cm" fo:margin-right="0cm" fo:text-indent="-1.27cm" style:auto-text-indent="false">
        <style:tab-stops/>
      </style:paragraph-properties>
    </style:style>
    <style:style style:name="P23" style:family="paragraph" style:parent-style-name="Heading_20_1" style:master-page-name="Standard">
      <style:paragraph-properties style:page-number="auto"/>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itre_20_hors_20_contenu" style:master-page-name="Standard">
      <style:paragraph-properties style:page-number="auto"/>
    </style:style>
    <style:style style:name="P29"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R-003</text:user-defined></text:p>
          <text:p text:style-name="P8">Date : <text:date style:data-style-name="N84" text:date-value="2014-02-22T22:55:50.99">2014-02-22</text:date></text:p>
          <text:p text:style-name="P8">Version : <text:user-defined style:data-style-name="N0" text:name="Numéro du document">1.1</text:user-defined></text:p>
        </draw:text-box>
      </draw:frame>
      <draw:frame draw:style-name="fr3" draw:name="Cadre_couverture_date" text:anchor-type="page" text:anchor-page-number="1" svg:x="14.3cm" svg:y="0cm" svg:width="6.699cm" svg:height="4.001cm" draw:z-index="5">
        <draw:text-box>
          <text:p text:style-name="P9"><text:date style:data-style-name="N108" text:date-value="2014-02-22T22:55:50.99">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29" svg:x1="14.301cm" svg:y1="20.702cm" svg:x2="14.35cm" svg:y2="7.001cm">
        <text:p/>
      </draw:line>
      <draw:line text:anchor-type="page" text:anchor-page-number="1" draw:z-index="4" draw:style-name="gr2" draw:text-style-name="P29" svg:x1="14.3cm" svg:y1="29.701cm" svg:x2="14.304cm" svg:y2="27.7cm">
        <text:p/>
      </draw:line>
      <text:p text:style-name="P16"><draw:rect text:anchor-type="paragraph" draw:z-index="0" draw:style-name="gr1" draw:text-style-name="P29" svg:width="7.002cm" svg:height="29.701cm" svg:x="11.998cm" svg:y="-2cm"><text:p/></draw:rect></text:p>
      <text:p text:style-name="P28"><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6"/>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P1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4">Table des matières</text:p>
          </text:index-title>
          <text:p text:style-name="P26"><text:a xlink:type="simple" xlink:href="#__RefHeading__8552_1647095933" text:style-name="Internet_20_link" text:visited-style-name="Internet_20_link">1. Objectifs<text:tab/>4</text:a></text:p>
          <text:p text:style-name="P26"><text:a xlink:type="simple" xlink:href="#__RefHeading__744_573458206" text:style-name="Internet_20_link" text:visited-style-name="Internet_20_link">2. Acteurs<text:tab/>4</text:a></text:p>
          <text:p text:style-name="P26"><text:a xlink:type="simple" xlink:href="#__RefHeading__567_1663815017" text:style-name="Internet_20_link" text:visited-style-name="Internet_20_link">3. Points abordés<text:tab/>4</text:a></text:p>
          <text:p text:style-name="P25"><text:a xlink:type="simple" xlink:href="#__RefHeading__4235_88340693" text:style-name="Internet_20_link" text:visited-style-name="Internet_20_link">3.1. <text:s/>Changements apportés au cahier des charges<text:tab/>5</text:a></text:p>
          <text:p text:style-name="P27"><text:a xlink:type="simple" xlink:href="#__RefHeading__4237_88340693" text:style-name="Internet_20_link" text:visited-style-name="Internet_20_link">3.1.1. <text:s/>Représentation de la chaîne logistique terrain<text:tab/>5</text:a></text:p>
          <text:p text:style-name="P27"><text:a xlink:type="simple" xlink:href="#__RefHeading__4239_88340693" text:style-name="Internet_20_link" text:visited-style-name="Internet_20_link">3.1.2. Directives sur les documents délivrés<text:tab/>5</text:a></text:p>
          <text:p text:style-name="P27"><text:a xlink:type="simple" xlink:href="#__RefHeading__4241_88340693" text:style-name="Internet_20_link" text:visited-style-name="Internet_20_link">3.1.3. <text:s/>Directives sur les contraintes légales<text:tab/>5</text:a></text:p>
          <text:p text:style-name="P27"><text:a xlink:type="simple" xlink:href="#__RefHeading__4243_88340693" text:style-name="Internet_20_link" text:visited-style-name="Internet_20_link">3.1.4. Le rôle du secrétariat central<text:tab/>5</text:a></text:p>
          <text:p text:style-name="P27"><text:a xlink:type="simple" xlink:href="#__RefHeading__4245_88340693" text:style-name="Internet_20_link" text:visited-style-name="Internet_20_link">3.1.5. Directives sur les sauvegardes<text:tab/>6</text:a></text:p>
          <text:p text:style-name="P27"><text:a xlink:type="simple" xlink:href="#__RefHeading__4247_88340693" text:style-name="Internet_20_link" text:visited-style-name="Internet_20_link">3.1.6. Directives sur les documents à numériser<text:tab/>6</text:a></text:p>
          <text:p text:style-name="P25"><text:a xlink:type="simple" xlink:href="#__RefHeading__4430_88340693" text:style-name="Internet_20_link" text:visited-style-name="Internet_20_link">3.2. Objectifs en vue de la prochaine réunion<text:tab/>6</text:a></text:p>
        </text:index-body>
      </text:table-of-content>
      <text:p text:style-name="Text_20_body"/>
      <text:h text:style-name="P23" text:outline-level="1"><text:bookmark-start text:name="__RefHeading__8552_1647095933"/>Objectifs<text:bookmark-end text:name="__RefHeading__8552_1647095933"/></text:h>
      <text:p text:style-name="Text_20_body">Ce document rend compte de la réunion du vendredi matin 2014-02-21, déroulée en salle 3 au sous sol du 5ième bâtiment du campus universitaire de Saint-Charles à Marseille de 10:20 à 12:00, entre la maîtrise d'ouvrage <text:variable-get text:name="Client">Garmir Khatch</text:variable-get> et son assistance à maîtrise d'ouvrage <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1779734061" text:style-name="L1">
        <text:list-item>
          <text:p text:style-name="P17">Représentant <text:variable-get text:name="Client">Garmir Khatch</text:variable-get> :</text:p>
          <text:list>
            <text:list-item>
              <text:p text:style-name="P17">M. <text:span text:style-name="T1">Agopian</text:span> Roland <text:s text:c="9"/>(maîtrise d'ouvrage)</text:p>
            </text:list-item>
          </text:list>
        </text:list-item>
        <text:list-item>
          <text:p text:style-name="P17">Représentant <text:variable-get text:name="Prestataire">AmuFsi2014B</text:variable-get> :</text:p>
          <text:list>
            <text:list-item>
              <text:p text:style-name="P17">M. <text:span text:style-name="T1">Balde</text:span> Ibrahima Sory<text:tab/>(assistant)</text:p>
            </text:list-item>
            <text:list-item>
              <text:p text:style-name="P17">M. <text:span text:style-name="T1">Cadon</text:span> Mehdi-Jonathan<text:tab/> (assistant, conseiller et secrétaire)</text:p>
            </text:list-item>
            <text:list-item>
              <text:p text:style-name="P17"><text:span text:style-name="T1">M. Gairoard</text:span> Lionel<text:tab/><text:tab/>(chef de projet )</text:p>
            </text:list-item>
            <text:list-item>
              <text:p text:style-name="P17"><text:span text:style-name="T1">M. Pachy</text:span> Ravi<text:tab/><text:tab/>(assistant, conseiller)</text:p>
            </text:list-item>
            <text:list-item>
              <text:p text:style-name="P17">Mlle. <text:span text:style-name="T1">Toure</text:span> Ahoua Khady<text:tab/>(assistant, conseiller et secrétaire )</text:p>
            </text:list-item>
          </text:list>
        </text:list-item>
      </text:list>
      <text:h text:style-name="Heading_20_1" text:outline-level="1"><text:bookmark-start text:name="__RefHeading__567_1663815017"/>Points abordés<text:bookmark-end text:name="__RefHeading__567_1663815017"/></text:h>
      <text:p text:style-name="Text_20_body">Pour commencer, il a été abordé les différentes points concernant : </text:p>
      <text:list xml:id="list473428015" text:style-name="L8">
        <text:list-item>
          <text:p text:style-name="P18">La fiche d'itération présente dans le compte rendu de la réunion précédente : elle devait contenir la liste des documents que la maîtrise d'ouvrage devait fournir <text:s/>à son assistance à maîtrise d'ouvrage <text:s/>et non celle des actions menées en interne par l'assistance à maîtrise d'ouvrage.</text:p>
        </text:list-item>
        <text:list-item>
          <text:p text:style-name="P18">L'envoie des références de la norme utilisée pour la rédaction du cahier des charges et éventuellement <text:s/>de la version à jour du cahier des charges avant la prochaine réunion à la maîtrise d'ouvrage.</text:p>
        </text:list-item>
        <text:list-item>
          <text:p text:style-name="P18"><text:soft-page-break/>Il a été indiqué que le domaine de la logistique <text:s/>et celui des télécoms étaient tout deux des métiers support ; Aussi que le domaine de la logistique représentait un service support pour le domaine des télécoms et <text:s/>inversement.</text:p>
        </text:list-item>
      </text:list>
      <text:h text:style-name="Heading_20_2" text:outline-level="2"><text:bookmark-start text:name="__RefHeading__4235_88340693"/><text:s/>Changements apportés au cahier des charges<text:bookmark-end text:name="__RefHeading__4235_88340693"/></text:h>
      <text:p text:style-name="Text_20_body">Suite à la présentation de la version 1.2.7 du cahier des charges, plusieurs éclaircissements ont été apportés.</text:p>
      <text:h text:style-name="Heading_20_3" text:outline-level="3"><text:bookmark-start text:name="__RefHeading__4237_88340693"/><text:s/>Représentation de la chaîne logistique terrain<text:bookmark-end text:name="__RefHeading__4237_88340693"/></text:h>
      <text:p text:style-name="P19">On doit si possible insérer le schéma que le prof avait fait au tableau sur la représentation de la chaîne logistique de terrain ou une explication du schéma.</text:p>
      <text:h text:style-name="Heading_20_3" text:outline-level="3"><text:bookmark-start text:name="__RefHeading__4239_88340693"/>Directives sur les documents délivrés<text:bookmark-end text:name="__RefHeading__4239_88340693"/></text:h>
      <text:p text:style-name="Text_20_body">On délivre un Waybill lorsque l'action s'effectue entre deux entités d'une même chaîne logistique contrairement à un Delivery note qui lui intervient entre deux chaînes logistiques distinctes. Un Waybill contient quatre feuilles , la première est destinée à la chaîne logistique, les trois autres sont données au transporteur : une pour <text:s/>le destinataire du produit transporté ( le métier), une pour le transporteur( la feuille lui servira pour sa paye), la dernière est retourné à la chaîne logistique pour la confirmation de la réception du produit à destination.</text:p>
      <text:p text:style-name="Text_20_body"><text:s/>Aussi, il existe deux types de contrats qui sont : le contrat au km et celui à la journée . Par ailleurs, l'édition des tableaux de bord permettait l'évaluation de la performance <text:s/>du service proposé et celle ci se fait selon la destination du service.</text:p>
      <text:h text:style-name="Heading_20_3" text:outline-level="3"><text:bookmark-start text:name="__RefHeading__4241_88340693"/><text:s/>Directives sur les 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text:s/>alors de la législation du pays concerné.</text:p>
      <text:h text:style-name="Heading_20_3" text:outline-level="3"><text:bookmark-start text:name="__RefHeading__4243_88340693"/>Le rôle du secrétariat central<text:bookmark-end text:name="__RefHeading__4243_88340693"/></text:h>
      <text:p text:style-name="Text_20_body">Le secrétariat central <text:s/>doit centraliser toutes les données du système ( les bases de données de connaissances, les archives de données) pour l'établissement des statistiques qui permettent au bailleurs de fond de vérifier que leurs investissements <text:soft-page-break/>ont vraiment servir à faire ceux pour quoi ils étaient destinés. <text:s/></text:p>
      <text:h text:style-name="Heading_20_3" text:outline-level="3"><text:bookmark-start text:name="__RefHeading__4245_88340693"/>Directives sur les sauvegardes<text:bookmark-end text:name="__RefHeading__4245_88340693"/></text:h>
      <text:p text:style-name="Text_20_body">Pour l'instant, il n'y a pas de solution de sauvegarde, la solution logicielle doit donc <text:s/>fournir un moyen de sauvegarde externe personnalisé, récurrent et automatisé et aussi la base de données devrait être compatible avec la solution de sauvegarde adoptée.</text:p>
      <text:h text:style-name="Heading_20_3" text:outline-level="3"><text:bookmark-start text:name="__RefHeading__4247_88340693"/>Directives sur les documents à numériser<text:bookmark-end text:name="__RefHeading__4247_88340693"/></text:h>
      <text:p text:style-name="Text_20_body">Il faudrait définir les poids de numérisation maximales ( les résolutions, les couleurs). Les documents qui doivent être numérisés sont :</text:p>
      <text:list xml:id="list2183850072" text:style-name="L9">
        <text:list-item>
          <text:p text:style-name="P20">les informations sur les chauffeurs ( le permis, la carte d'identité)</text:p>
        </text:list-item>
        <text:list-item>
          <text:p text:style-name="P20">les patentes de sociétés que la chaîne logicielle emploie</text:p>
        </text:list-item>
        <text:list-item>
          <text:p text:style-name="P20">etc ….</text:p>
          <text:p text:style-name="P22">En outre, il a été indiqué qu'il n'était pas nécessaire de numériser les Waybill. </text:p>
        </text:list-item>
      </text:list>
      <text:h text:style-name="Heading_20_2" text:outline-level="2"><text:bookmark-start text:name="__RefHeading__4430_88340693"/>Objectifs en vue de la prochaine réunion<text:bookmark-end text:name="__RefHeading__4430_88340693"/></text:h>
      <text:list xml:id="list947092118" text:continue-numbering="true" text:style-name="L9">
        <text:list-header>
          <text:p text:style-name="P21">Pour la prochaine réunion, il a été demandé de finir la réalisation du cahier des charges. Une version finale est donc attendue pour approbatio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2T22:55:50.99">2014-02-22</text:date></text:p>
            </table:table-cell>
            <table:table-cell table:style-name="Tableau3.C1" office:value-type="string">
              <text:p text:style-name="MP2">Version : <text:user-defined style:data-style-name="N0" text:name="Numéro du document">1.1</text:user-defined></text:p>
            </table:table-cell>
          </table:table-row>
        </table:table>
        <text:p text:style-name="MP3"/>
      </style:header>
      <style:footer>
        <text:p text:style-name="Footer"><text:page-number text:select-page="current">4</text:page-number> / <text:page-count>6</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5$Linux_x86 LibreOffice_project/350m1$Build-2</meta:generator>
    <dc:title>Demande de pestation d'AMO</dc:title>
    <dc:subject>Compte rendu de réunion du 2014-02-21</dc:subject>
    <meta:document-statistic meta:table-count="6" meta:image-count="0" meta:object-count="0" meta:page-count="6" meta:paragraph-count="101" meta:word-count="904" meta:character-count="5719" meta:non-whitespace-character-count="4910"/>
    <meta:user-defined meta:name="Client">Garmir Khatch</meta:user-defined>
    <meta:user-defined meta:name="Numéro du document">1.1</meta:user-defined>
    <meta:user-defined meta:name="Référence">GK-AF2014B-AMO-CR-003</meta:user-defined>
    <meta:user-defined meta:name="Éditeur">Amu Fsi 2014 B</meta:user-defined>
  </office:meta>
</office:document-meta>
</file>